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otto-categoria 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tto-categoria 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tto-categoria 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Foglio1.G23" table:end-x="29.08pt" table:end-y="10.49pt" draw:z-index="0" draw:name="Chart 1" draw:style-name="gr1" draw:text-style-name="P1" svg:width="449.97pt" svg:height="278.22pt" svg:x="60.01pt" svg:y="0pt">
              <draw:object draw:notify-on-update-of-ranges="Foglio1.A1:Foglio1.A3 Foglio1.B1:Foglio1.B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17324d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54cm" svg:y="4.111cm" style:legend-expansion="high" chart:style-name="ch2"/>
        <chart:plot-area chart:style-name="ch3" table:cell-range-address="Foglio1.A1:Foglio1.B3" chart:data-source-has-labels="column" svg:x="0.317cm" svg:y="0.196cm" svg:width="11.92cm" svg:height="9.424cm">
          <chartooo:coordinate-region svg:x="2.984cm" svg:y="0.196cm" svg:width="9.066cm" svg:height="8.927cm"/>
          <chart:axis chart:dimension="x" chart:name="primary-x" chart:style-name="ch4" chartooo:axis-type="text">
            <chart:categories table:cell-range-address="Foglio1.A1:Foglio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:Foglio1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otto-categoria 1</text:p>
                <draw:g>
                  <svg:desc>Foglio1.A1:Foglio1.A3</svg:desc>
                </draw:g>
              </table:table-cell>
              <table:table-cell office:value-type="float" office:value="79">
                <text:p>79</text:p>
                <draw:g>
                  <svg:desc>Foglio1.B1:Foglio1.B3</svg:desc>
                </draw:g>
              </table:table-cell>
            </table:table-row>
            <table:table-row>
              <table:table-cell office:value-type="string">
                <text:p>sotto-categoria 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otto-categoria 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